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6f94fb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34835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348359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1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en" fo:country="US" officeooo:paragraph-rsid="00348359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en" fo:country="US" officeooo:paragraph-rsid="003d2802"/>
    </style:style>
    <style:style style:name="P12" style:family="paragraph" style:parent-style-name="List_20_Paragraph">
      <style:paragraph-properties fo:text-align="justify" style:justify-single-word="false"/>
      <style:text-properties fo:language="en" fo:country="US" officeooo:paragraph-rsid="00348359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348359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43a85f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paragraph-rsid="00348359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paragraph-rsid="00388235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paragraph-rsid="004f5c71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3f7afb" officeooo:paragraph-rsid="00348359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fo:language="en" fo:country="US" officeooo:paragraph-rsid="00348359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38eb44" officeooo:paragraph-rsid="00348359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4035bb" officeooo:paragraph-rsid="00348359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fo:font-weight="bold" officeooo:paragraph-rsid="00348359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282c8" officeooo:paragraph-rsid="00348359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a17b3" officeooo:paragraph-rsid="00348359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44ac51" officeooo:paragraph-rsid="0044ac51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4cc53d" officeooo:paragraph-rsid="004cc53d" fo:background-color="transparent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6aa36" officeooo:paragraph-rsid="0056aa36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81e43" officeooo:paragraph-rsid="00581e43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81e43" officeooo:paragraph-rsid="005969bb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423b09" officeooo:paragraph-rsid="005969bb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d628f" officeooo:paragraph-rsid="005d628f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0e2f8" officeooo:paragraph-rsid="005dd6d0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5dd6d0" officeooo:paragraph-rsid="005dd6d0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4f5c71" officeooo:paragraph-rsid="005dd6d0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61181c" officeooo:paragraph-rsid="0061181c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text-line-through-style="solid" style:text-line-through-type="single" fo:language="en" fo:country="US" officeooo:paragraph-rsid="00499112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3b09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aabb2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5dd6d0" officeooo:paragraph-rsid="005dd6d0"/>
    </style:style>
    <style:style style:name="P40" style:family="paragraph" style:parent-style-name="List_20_Paragraph">
      <style:paragraph-properties fo:margin-left="0cm" fo:margin-right="0cm" fo:text-align="justify" style:justify-single-word="false" fo:text-indent="1.249cm" style:auto-text-indent="false"/>
      <style:text-properties fo:language="en" fo:country="US" officeooo:paragraph-rsid="00348359"/>
    </style:style>
    <style:style style:name="P41" style:family="paragraph" style:parent-style-name="Footnote">
      <style:text-properties officeooo:rsid="003d94d6" officeooo:paragraph-rsid="003d94d6"/>
    </style:style>
    <style:style style:name="P42" style:family="paragraph" style:parent-style-name="Footnote">
      <style:text-properties officeooo:paragraph-rsid="004843c9"/>
    </style:style>
    <style:style style:name="P43" style:family="paragraph" style:parent-style-name="Footnote">
      <style:text-properties officeooo:paragraph-rsid="006f2c53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352789" officeooo:paragraph-rsid="00352789" style:font-weight-asian="bold"/>
    </style:style>
    <style:style style:name="P45" style:family="paragraph" style:parent-style-name="Standard" style:master-page-name="Standard">
      <style:paragraph-properties fo:text-align="center" style:justify-single-word="false" style:page-number="auto" fo:break-before="page"/>
      <style:text-properties fo:language="en" fo:country="US" style:text-underline-style="solid" style:text-underline-width="auto" style:text-underline-color="font-color" fo:font-weight="bold" officeooo:paragraph-rsid="00348359" style:font-weight-asian="bold"/>
    </style:style>
    <style:style style:name="P46" style:family="paragraph" style:parent-style-name="Standard" style:list-style-name="L1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style="normal" officeooo:rsid="0070e705" officeooo:paragraph-rsid="0070e705" style:font-style-asian="normal" style:font-style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style="normal" officeooo:rsid="00743524" officeooo:paragraph-rsid="00743524" style:font-style-asian="normal" style:font-style-complex="normal"/>
    </style:style>
    <style:style style:name="P49" style:family="paragraph" style:parent-style-name="Standard" style:list-style-name="L2">
      <style:paragraph-properties fo:text-align="justify" style:justify-single-word="false"/>
      <style:text-properties fo:language="en" fo:country="US" officeooo:rsid="00787f93" officeooo:paragraph-rsid="00787f93"/>
    </style:style>
    <style:style style:name="P5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787f93" officeooo:paragraph-rsid="00787f93"/>
    </style:style>
    <style:style style:name="P51" style:family="paragraph" style:parent-style-name="footnote_20_text" style:master-page-name="Converted2">
      <style:paragraph-properties style:page-number="auto"/>
    </style:style>
    <style:style style:name="P52" style:family="paragraph" style:parent-style-name="footnote_20_text" style:master-page-name="Converted4">
      <style:paragraph-properties style:page-number="auto"/>
      <style:text-properties fo:language="en" fo:country="US" officeooo:paragraph-rsid="0039896f"/>
    </style:style>
    <style:style style:name="T1" style:family="text">
      <style:text-properties officeooo:rsid="006f94fb"/>
    </style:style>
    <style:style style:name="T2" style:family="text">
      <style:text-properties officeooo:rsid="006f2c53"/>
    </style:style>
    <style:style style:name="T3" style:family="text">
      <style:text-properties officeooo:rsid="003d94d6"/>
    </style:style>
    <style:style style:name="T4" style:family="text">
      <style:text-properties officeooo:rsid="00352789"/>
    </style:style>
    <style:style style:name="T5" style:family="text">
      <style:text-properties officeooo:rsid="0061181c"/>
    </style:style>
    <style:style style:name="T6" style:family="text">
      <style:text-properties officeooo:rsid="0053737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856c" style:font-weight-asian="bold" style:font-weight-complex="bold"/>
    </style:style>
    <style:style style:name="T11" style:family="text">
      <style:text-properties fo:font-weight="bold" officeooo:rsid="0061181c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423b09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officeooo:rsid="005e0c6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bc274" style:font-style-asian="italic" style:font-style-complex="italic"/>
    </style:style>
    <style:style style:name="T18" style:family="text">
      <style:text-properties fo:font-style="italic" officeooo:rsid="002c9399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officeooo:rsid="00312c03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bc274" style:font-style-asian="normal" style:font-style-complex="normal"/>
    </style:style>
    <style:style style:name="T24" style:family="text">
      <style:text-properties fo:font-style="normal" officeooo:rsid="006f94fb" style:font-style-asian="normal" style:font-style-complex="normal"/>
    </style:style>
    <style:style style:name="T25" style:family="text">
      <style:text-properties officeooo:rsid="0032625a"/>
    </style:style>
    <style:style style:name="T26" style:family="text">
      <style:text-properties officeooo:rsid="0033fa4d"/>
    </style:style>
    <style:style style:name="T27" style:family="text">
      <style:text-properties style:text-position="super 58%"/>
    </style:style>
    <style:style style:name="T28" style:family="text">
      <style:text-properties officeooo:rsid="0030ce2a"/>
    </style:style>
    <style:style style:name="T29" style:family="text">
      <style:text-properties officeooo:rsid="002ed6e0"/>
    </style:style>
    <style:style style:name="T30" style:family="text">
      <style:text-properties officeooo:rsid="0035d076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5282c8" fo:background-color="transparent" loext:char-shading-value="0"/>
    </style:style>
    <style:style style:name="T33" style:family="text">
      <style:text-properties officeooo:rsid="00365342"/>
    </style:style>
    <style:style style:name="T34" style:family="text">
      <style:text-properties officeooo:rsid="0039896f"/>
    </style:style>
    <style:style style:name="T35" style:family="text">
      <style:text-properties officeooo:rsid="004035bb"/>
    </style:style>
    <style:style style:name="T36" style:family="text">
      <style:text-properties officeooo:rsid="003d0bf0"/>
    </style:style>
    <style:style style:name="T37" style:family="text">
      <style:text-properties style:text-line-through-style="none" style:text-line-through-type="none" officeooo:rsid="003d0bf0"/>
    </style:style>
    <style:style style:name="T38" style:family="text">
      <style:text-properties officeooo:rsid="003e669c"/>
    </style:style>
    <style:style style:name="T39" style:family="text">
      <style:text-properties officeooo:rsid="00420499"/>
    </style:style>
    <style:style style:name="T40" style:family="text">
      <style:text-properties officeooo:rsid="00457bfe"/>
    </style:style>
    <style:style style:name="T41" style:family="text">
      <style:text-properties officeooo:rsid="004b9b8a"/>
    </style:style>
    <style:style style:name="T42" style:family="text">
      <style:text-properties fo:color="#ff3333"/>
    </style:style>
    <style:style style:name="T43" style:family="text">
      <style:text-properties fo:color="#ff3333" officeooo:rsid="00457bfe"/>
    </style:style>
    <style:style style:name="T44" style:family="text">
      <style:text-properties fo:color="#ff3333" officeooo:rsid="0043a85f"/>
    </style:style>
    <style:style style:name="T45" style:family="text">
      <style:text-properties officeooo:rsid="005a17b3"/>
    </style:style>
    <style:style style:name="T46" style:family="text">
      <style:text-properties officeooo:rsid="005bc657"/>
    </style:style>
    <style:style style:name="T47" style:family="text">
      <style:text-properties officeooo:rsid="00605f77"/>
    </style:style>
    <style:style style:name="T48" style:family="text">
      <style:text-properties officeooo:rsid="006103f3"/>
    </style:style>
    <style:style style:name="T49" style:family="text">
      <style:text-properties officeooo:rsid="00388235"/>
    </style:style>
    <style:style style:name="T50" style:family="text">
      <style:text-properties officeooo:rsid="003a13d8"/>
    </style:style>
    <style:style style:name="T51" style:family="text">
      <style:text-properties officeooo:rsid="003e7bef"/>
    </style:style>
    <style:style style:name="T52" style:family="text">
      <style:text-properties officeooo:rsid="00401e05"/>
    </style:style>
    <style:style style:name="T53" style:family="text">
      <style:text-properties officeooo:rsid="00452395"/>
    </style:style>
    <style:style style:name="T54" style:family="text">
      <style:text-properties officeooo:rsid="004843c9"/>
    </style:style>
    <style:style style:name="T55" style:family="text">
      <style:text-properties officeooo:rsid="005969bb"/>
    </style:style>
    <style:style style:name="T56" style:family="text">
      <style:text-properties officeooo:rsid="0070f9ef"/>
    </style:style>
    <style:style style:name="T57" style:family="text">
      <style:text-properties officeooo:rsid="0071c57e"/>
    </style:style>
    <style:style style:name="T58" style:family="text">
      <style:text-properties officeooo:rsid="007546e7"/>
    </style:style>
    <style:style style:name="T59" style:family="text">
      <style:text-properties officeooo:rsid="0076615e"/>
    </style:style>
    <style:style style:name="T60" style:family="text">
      <style:text-properties officeooo:rsid="00769a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Français (English : see further)</text:p>
      <text:p text:style-name="P2">Eplouribousse</text:p>
      <text:p text:style-name="P2">Application web collaborative pour le dédoublonnement des périodiques</text:p>
      <text:p text:style-name="P2"/>
      <text:p text:style-name="P2"/>
      <text:p text:style-name="P3">A qui s’adresse ce guide et que contient-il ?</text:p>
      <text:p text:style-name="P4"><text:tab/>Ce guide s’adresse aux <text:span text:style-name="T1">développeurs de l’application </text:span><text:span text:style-name="T17">eplouribousse </text:span><text:span text:style-name="T23">; </text:span><text:span text:style-name="T24">il leur donne les clefs pour comprendre le code de base de l’assimiler et de l’améliorer.</text:span></text:p>
      <text:p text:style-name="P7"><text:tab/>L’assimilation du code repose sur les éléments suivants :</text:p>
      <text:list xml:id="list1215606451588560778" text:style-name="L1">
        <text:list-item>
          <text:p text:style-name="P46">Les commentaires : Ceux-ci sont enrichis constamment</text:p>
        </text:list-item>
        <text:list-item>
          <text:p text:style-name="P46"><text:span text:style-name="T57">La lecture de la documentation déposée en Doc/ dont l</text:span>e manuel de l’utilisateur qui permet d’appréhender les fonctionnalités</text:p>
        </text:list-item>
        <text:list-item>
          <text:p text:style-name="P46">La structuration inhérente au cadre de travail utilisé (Framework Django)</text:p>
        </text:list-item>
        <text:list-item>
          <text:p text:style-name="P47">Le test de l’application selon les indications portées en <text:span text:style-name="T56">Doc/guide.txt</text:span></text:p>
        </text:list-item>
        <text:list-item>
          <text:p text:style-name="P48">Le contact avec le développeur à l’origine du projet ; <text:span text:style-name="T59">voir Doc/contact.txt</text:span></text:p>
        </text:list-item>
      </text:list>
      <text:p text:style-name="P45">E<text:span text:style-name="T4">nglish</text:span></text:p>
      <text:p text:style-name="P8">Eplouribousse</text:p>
      <text:p text:style-name="P9"/>
      <text:p text:style-name="P8">Collaborative webapp for managing serials deduplication in libraries</text:p>
      <text:p text:style-name="P5"/>
      <text:p text:style-name="P6">Whom this guide is for and what does it contain?</text:p>
      <text:p text:style-name="P50">This guide is intended for developers ; it gives them the keys to understand the code, to assimilate it and to improve it.</text:p>
      <text:p text:style-name="P50">Code assimilation is based on the following:</text:p>
      <text:list xml:id="list4833842097668087479" text:style-name="L2">
        <text:list-item>
          <text:p text:style-name="P49">Comments: These are constantly being enriched</text:p>
        </text:list-item>
        <text:list-item>
          <text:p text:style-name="P49">Reading the documentation filed in Doc / including the user manual which allows you to understand the features</text:p>
        </text:list-item>
        <text:list-item>
          <text:p text:style-name="P49">The structuring inherent in the framework used (Django Framework)</text:p>
        </text:list-item>
        <text:list-item>
          <text:p text:style-name="P49">The test of the application according to the indications given in Doc/howto.txt</text:p>
        </text:list-item>
        <text:list-item>
          <text:p text:style-name="P49">Contact with the developer behind the project; see Doc/contact.t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MT1" style:family="text">
      <style:text-properties officeooo:rsid="006f94fb"/>
    </style:style>
    <style:style style:name="MT2" style:family="text">
      <style:text-properties officeooo:rsid="007546e7"/>
    </style:style>
    <style:style style:name="MT3" style:family="text">
      <style:text-properties officeooo:rsid="003d94d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Eplouribousse – <text:span text:style-name="MT1">Documentation pour les développeurs</text:span></text:p>
            </table:table-cell>
          </table:table-row>
        </table:table>
        <text:p text:style-name="Header"/>
      </style:header>
      <style:footer>
        <text:p text:style-name="Footer">Georges Gressot ; mise à jour : <text:span text:style-name="MT2">30/11</text:span>/20<text:span text:style-name="MT3">20</text:span><text:tab/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louribousse - Manuel d’utilisation</dc:title>
    <meta:initial-creator>GRESSOT Georges</meta:initial-creator>
    <meta:editing-cycles>193</meta:editing-cycles>
    <meta:print-date>2019-04-11T07:17:00</meta:print-date>
    <meta:creation-date>2018-04-04T11:57:00</meta:creation-date>
    <dc:date>2020-11-30T11:01:20.551724097</dc:date>
    <meta:editing-duration>PT18H48M32S</meta:editing-duration>
    <meta:generator>LibreOffice/5.1.6.2$Linux_x86 LibreOffice_project/10m0$Build-2</meta:generator>
    <meta:document-statistic meta:table-count="1" meta:image-count="0" meta:object-count="0" meta:page-count="2" meta:paragraph-count="24" meta:word-count="242" meta:character-count="1553" meta:non-whitespace-character-count="13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7C467F.dotm" xlink:href=""/>
  </office:meta>
</office:document-meta>
</file>